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8fdcd"/>
    </style:style>
    <style:style style:name="P2" style:family="paragraph" style:parent-style-name="Standard">
      <style:text-properties officeooo:rsid="0008fdcd" officeooo:paragraph-rsid="0008fdcd"/>
    </style:style>
    <style:style style:name="P3" style:family="paragraph" style:parent-style-name="Standard">
      <style:text-properties fo:font-size="16pt" fo:font-style="italic" fo:font-weight="bold" officeooo:rsid="0008fdcd" officeooo:paragraph-rsid="0008fdcd" style:font-size-asian="16pt" style:font-style-asian="italic" style:font-weight-asian="bold" style:font-size-complex="16pt" style:font-style-complex="italic" style:font-weight-complex="bold"/>
    </style:style>
    <style:style style:name="P4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office:forms form:automatic-focus="false" form:apply-design-mode="false">
        <form:form form:apply-filter="true" form:method="post" form:control-implementation="ooo:com.sun.star.form.component.Form" office:target-frame="" xlink:href="../../../../../users/set_protocol%3Fprotocol_selector=http&amp;protocol_type=push" xlink:type="simple">
          <form:properties>
            <form:property form:property-name="PropertyChangeNotificationEnabled" office:value-type="boolean" office:boolean-value="true"/>
          </form:properties>
        </form:form>
        <form:form form:apply-filter="true" form:method="post" form:control-implementation="ooo:com.sun.star.form.component.Form" office:target-frame="" xlink:href="../../../../../users/set_protocol%3Fprotocol_selector=ssh&amp;protocol_type=push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3">The first page after creating a new repository</text:p>
      <text:p text:style-name="P2"/>
      <text:h text:style-name="Heading_20_3" text:outline-level="3"><text:span text:style-name="Strong_20_Emphasis">Quick setup</text:span> — if you’ve done this kind of thing before</text:h>
      <text:p text:style-name="Text_20_body"><text:span text:style-name="Strong_20_Emphasis">or</text:span> </text:p>
      <text:p text:style-name="P1"><text:a xlink:type="simple" xlink:href="https://github.com/ermao750125/gitGithubLearnPractice.git" text:style-name="Internet_20_link" text:visited-style-name="Visited_20_Internet_20_Link">h</text:a><text:a xlink:type="simple" xlink:href="https://github.com/ermao750125/gitGithubLearnPractice.git" text:style-name="Internet_20_link" text:visited-style-name="Visited_20_Internet_20_Link">ttps://github.com/ermao750125/gitGithubLearnPractice.git</text:a></text:p>
      <text:p text:style-name="P1">git@github.com:ermao750125/gitGithubLearnPractice.git</text:p>
      <text:p text:style-name="Text_20_body">We recommend every repository include a <text:a xlink:type="simple" xlink:href="https://github.com/ermao750125/gitGithubLearnPractice/new/master?readme=1" text:style-name="Internet_20_link" text:visited-style-name="Visited_20_Internet_20_Link">README</text:a>, <text:a xlink:type="simple" xlink:href="https://github.com/ermao750125/gitGithubLearnPractice/new/master?filename=LICENSE.md" text:style-name="Internet_20_link" text:visited-style-name="Visited_20_Internet_20_Link">LICENSE</text:a>, and <text:a xlink:type="simple" xlink:href="https://github.com/ermao750125/gitGithubLearnPractice/new/master?filename=.gitignore" text:style-name="Internet_20_link" text:visited-style-name="Visited_20_Internet_20_Link">.gitignore</text:a>. </text:p>
      <text:h text:style-name="Heading_20_3" text:outline-level="3">…or create a new repository on the command line</text:h>
      <text:p text:style-name="Preformatted_20_Text"><text:bookmark text:name="empty-setup-new-repo-echo"/>echo "# gitGithubLearnPractice" &gt;&gt; README.md</text:p>
      <text:p text:style-name="Preformatted_20_Text">git init</text:p>
      <text:p text:style-name="Preformatted_20_Text">git add README.md</text:p>
      <text:p text:style-name="Preformatted_20_Text">git commit -m "first commit"</text:p>
      <text:p text:style-name="Preformatted_20_Text">git remote add origin https://github.com/ermao750125/gitGithubLearnPractice.git</text:p>
      <text:p text:style-name="P4">git push -u origin master</text:p>
      <text:h text:style-name="Heading_20_3" text:outline-level="3">…or push an existing repository from the command line</text:h>
      <text:p text:style-name="Preformatted_20_Text"><text:bookmark text:name="empty-setup-push-repo-echo"/>git remote add origin https://github.com/ermao750125/gitGithubLearnPractice.git</text:p>
      <text:p text:style-name="P4">git push -u origin master</text:p>
      <text:h text:style-name="Heading_20_3" text:outline-level="3">…or import code from another repository</text:h>
      <text:p text:style-name="Text_20_body">You can initialize this repository with code from a Subversion, Mercurial, or TFS project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11:05:31.391775164</meta:creation-date>
    <dc:date>2018-10-27T11:07:59.913770131</dc:date>
    <meta:editing-duration>PT2M29S</meta:editing-duration>
    <meta:editing-cycles>1</meta:editing-cycles>
    <meta:generator>LibreOffice/6.0.6.2$Linux_X86_64 LibreOffice_project/00m0$Build-2</meta:generator>
    <meta:document-statistic meta:table-count="0" meta:image-count="0" meta:object-count="0" meta:page-count="1" meta:paragraph-count="18" meta:word-count="104" meta:character-count="820" meta:non-whitespace-character-count="731"/>
  </office:meta>
</office:document-meta>
</file>